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5d8f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1058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d02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b67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3b3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7a70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976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93a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13b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bced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ec13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fc1f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7744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050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007e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5ab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3fc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77f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d75e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bbcf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2cdad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0569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066e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5ab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9e3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7ee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b4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418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bf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3b3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77d8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bd32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7919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7e1d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7db7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8341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aa3f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8f3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91dd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8d82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b126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b470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893c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6cde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73ab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6e71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d33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ab9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c0e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ce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fad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630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3e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478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e8b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233f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238a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40a0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52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53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474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3e2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ff3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467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63c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626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a59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b88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09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fc2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fcc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c50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5b7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479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c9a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c26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9d8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ce5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547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9b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3ed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014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3d5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33a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94f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fec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b29f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ccf2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a83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bc0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694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e12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8f6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eb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81a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a256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cde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def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6f3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16a2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0f6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4d5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b51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46b8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6b8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cf0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ffe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4293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32e2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3aed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31e5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41c7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495a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4b9d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a6d8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a62b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d0c9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512c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69ec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a7f8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970a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8de5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a016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bbcf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d75e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f4b7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de03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c96d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d39c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d494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e0ab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e0c9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dec13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c105ca3" officeooo:paragraph-rsid="2c105c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b0cf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d3f6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afec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ca8ab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e03af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e03af" officeooo:paragraph-rsid="2b094f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2c16a2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cd2fb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cf624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57bd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61b7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0999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15db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0901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cda1f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cde03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cf4b7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2000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150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cfa38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ceb35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0281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28df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2a3b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04d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059e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373e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2d3903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2d83da"/>
    </style:style>
    <style:style style:name="T3" style:family="text">
      <style:text-properties style:font-name="標楷體1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2a4022f4" style:font-name-asian="標楷體1"/>
    </style:style>
    <style:style style:name="T6" style:family="text">
      <style:text-properties style:font-name="標楷體1" officeooo:rsid="2a43213f" style:font-name-asian="標楷體1"/>
    </style:style>
    <style:style style:name="T7" style:family="text">
      <style:text-properties style:font-name="標楷體1" officeooo:rsid="2b7557dd" style:font-name-asian="標楷體1"/>
    </style:style>
    <style:style style:name="T8" style:family="text">
      <style:text-properties style:font-name="標楷體1" officeooo:rsid="2e2d83da" style:font-name-asian="標楷體1"/>
    </style:style>
    <style:style style:name="T9" style:family="text">
      <style:text-properties style:font-name="標楷體1" officeooo:rsid="2c2499f1" style:font-name-asian="標楷體1"/>
    </style:style>
    <style:style style:name="T10" style:family="text">
      <style:text-properties style:font-name="標楷體1" officeooo:rsid="2c3aedd7" style:font-name-asian="標楷體1"/>
    </style:style>
    <style:style style:name="T11" style:family="text">
      <style:text-properties style:font-name="標楷體1" officeooo:rsid="2f9be6fe"/>
    </style:style>
    <style:style style:name="T12" style:family="text">
      <style:text-properties style:font-name="標楷體1" officeooo:rsid="29d3793e"/>
    </style:style>
    <style:style style:name="T13" style:family="text">
      <style:text-properties style:font-name="標楷體1" officeooo:rsid="352e8af6"/>
    </style:style>
    <style:style style:name="T14" style:family="text">
      <style:text-properties style:font-name="標楷體1" officeooo:rsid="2a43213f"/>
    </style:style>
    <style:style style:name="T15" style:family="text">
      <style:text-properties style:font-name="標楷體1" officeooo:rsid="2aafec86"/>
    </style:style>
    <style:style style:name="T16" style:family="text">
      <style:text-properties style:font-name="標楷體1" officeooo:rsid="4c43b58b"/>
    </style:style>
    <style:style style:name="T17" style:family="text">
      <style:text-properties style:font-name="標楷體1" officeooo:rsid="2b73fccf"/>
    </style:style>
    <style:style style:name="T18" style:family="text">
      <style:text-properties style:font-name="標楷體1" officeooo:rsid="2b7694b3"/>
    </style:style>
    <style:style style:name="T19" style:family="text">
      <style:text-properties style:font-name="標楷體1" officeooo:rsid="2bb65074"/>
    </style:style>
    <style:style style:name="T20" style:family="text">
      <style:text-properties style:font-name="標楷體1" officeooo:rsid="2bcd9758"/>
    </style:style>
    <style:style style:name="T21" style:family="text">
      <style:text-properties style:font-name="標楷體1" officeooo:rsid="2bdc30ce"/>
    </style:style>
    <style:style style:name="T22" style:family="text">
      <style:text-properties style:font-name="標楷體1" officeooo:rsid="2bfb67e6"/>
    </style:style>
    <style:style style:name="T23" style:family="text">
      <style:text-properties style:font-name="標楷體1" officeooo:rsid="44a2ecfb"/>
    </style:style>
    <style:style style:name="T24" style:family="text">
      <style:text-properties style:font-name="標楷體1" officeooo:rsid="2c24d524"/>
    </style:style>
    <style:style style:name="T25" style:family="text">
      <style:text-properties style:font-name="標楷體1" officeooo:rsid="2c26a702"/>
    </style:style>
    <style:style style:name="T26" style:family="text">
      <style:text-properties style:font-name="標楷體1" officeooo:rsid="2c26b8ae"/>
    </style:style>
    <style:style style:name="T27" style:family="text">
      <style:text-properties style:font-name="標楷體1" officeooo:rsid="2c2b5190"/>
    </style:style>
    <style:style style:name="T28" style:family="text">
      <style:text-properties style:font-name="標楷體1" officeooo:rsid="2c2cf067"/>
    </style:style>
    <style:style style:name="T29" style:family="text">
      <style:text-properties officeooo:rsid="1e28fd16"/>
    </style:style>
    <style:style style:name="T30" style:family="text">
      <style:text-properties officeooo:rsid="352e8af6"/>
    </style:style>
    <style:style style:name="T31" style:family="text">
      <style:text-properties officeooo:rsid="17cb7444"/>
    </style:style>
    <style:style style:name="T32" style:family="text">
      <style:text-properties fo:color="#333333"/>
    </style:style>
    <style:style style:name="T33" style:family="text">
      <style:text-properties fo:color="#333333" style:font-name="標楷體1"/>
    </style:style>
    <style:style style:name="T34" style:family="text">
      <style:text-properties fo:color="#333333" style:font-name="標楷體1" officeooo:rsid="2b7694b3"/>
    </style:style>
    <style:style style:name="T35" style:family="text">
      <style:text-properties fo:color="#333333" style:font-name="標楷體1" style:font-name-asian="標楷體1"/>
    </style:style>
    <style:style style:name="T36" style:family="text">
      <style:text-properties fo:color="#333333" style:font-name="標楷體1" officeooo:rsid="2bb65074"/>
    </style:style>
    <style:style style:name="T37" style:family="text">
      <style:text-properties fo:color="#333333" style:font-name="標楷體1" officeooo:rsid="2bdc30ce"/>
    </style:style>
    <style:style style:name="T38" style:family="text">
      <style:text-properties fo:color="#333333" style:font-name="標楷體1" officeooo:rsid="2bfb67e6"/>
    </style:style>
    <style:style style:name="T39" style:family="text">
      <style:text-properties fo:color="#333333" officeooo:rsid="4c43b58b"/>
    </style:style>
    <style:style style:name="T40" style:family="text">
      <style:text-properties fo:color="#333333" officeooo:rsid="2e2d83da"/>
    </style:style>
    <style:style style:name="T41" style:family="text">
      <style:text-properties fo:color="#333333" officeooo:rsid="17cb7444"/>
    </style:style>
    <style:style style:name="T42" style:family="text">
      <style:text-properties fo:color="#333333" officeooo:rsid="2dea7971"/>
    </style:style>
    <style:style style:name="T43" style:family="text">
      <style:text-properties fo:color="#333333" style:font-name="標楷體1" style:font-name-asian="標楷體1"/>
    </style:style>
    <style:style style:name="T44" style:family="text">
      <style:text-properties fo:color="#333333" style:font-name="標楷體1" officeooo:rsid="2dea7971" style:font-name-asian="標楷體1"/>
    </style:style>
    <style:style style:name="T45" style:family="text">
      <style:text-properties fo:color="#333333" style:font-name="標楷體1" officeooo:rsid="2dec13b2" style:font-name-asian="標楷體1"/>
    </style:style>
    <style:style style:name="T46" style:family="text">
      <style:text-properties officeooo:rsid="2e2d83da"/>
    </style:style>
    <style:style style:name="T47" style:family="text">
      <style:text-properties officeooo:rsid="2e2d83da" style:font-name-asian="Arial1"/>
    </style:style>
    <style:style style:name="T48" style:family="text">
      <style:text-properties officeooo:rsid="2acca8ab" style:font-name-asian="Arial1"/>
    </style:style>
    <style:style style:name="T49" style:family="text">
      <style:text-properties officeooo:rsid="2ae34198" style:font-name-asian="Arial1"/>
    </style:style>
    <style:style style:name="T50" style:family="text">
      <style:text-properties officeooo:rsid="2bf9e363" style:font-name-asian="Arial1"/>
    </style:style>
    <style:style style:name="T51" style:family="text">
      <style:text-properties officeooo:rsid="2c227b8a" style:font-name-asian="Arial1"/>
    </style:style>
    <style:style style:name="T52" style:family="text">
      <style:text-properties officeooo:rsid="2a4022f4"/>
    </style:style>
    <style:style style:name="T53" style:family="text">
      <style:text-properties officeooo:rsid="4c43b58b"/>
    </style:style>
    <style:style style:name="T54" style:family="text">
      <style:text-properties officeooo:rsid="40b326dd"/>
    </style:style>
    <style:style style:name="T55" style:family="text">
      <style:text-properties officeooo:rsid="2aafec86"/>
    </style:style>
    <style:style style:name="T56" style:family="text">
      <style:text-properties officeooo:rsid="2a7744f3"/>
    </style:style>
    <style:style style:name="T57" style:family="text">
      <style:text-properties officeooo:rsid="2acca8ab"/>
    </style:style>
    <style:style style:name="T58" style:family="text">
      <style:text-properties officeooo:rsid="2ace03af"/>
    </style:style>
    <style:style style:name="T59" style:family="text">
      <style:text-properties officeooo:rsid="2ae34198"/>
    </style:style>
    <style:style style:name="T60" style:family="text">
      <style:text-properties fo:color="#010101" style:font-name="標楷體1" style:font-name-asian="標楷體1"/>
    </style:style>
    <style:style style:name="T61" style:family="text">
      <style:text-properties fo:color="#010101" style:font-name="標楷體1" officeooo:rsid="2ae34198" style:font-name-asian="標楷體1"/>
    </style:style>
    <style:style style:name="T62" style:family="text">
      <style:text-properties officeooo:rsid="2b73fccf"/>
    </style:style>
    <style:style style:name="T63" style:family="text">
      <style:text-properties officeooo:rsid="2b7557dd"/>
    </style:style>
    <style:style style:name="T64" style:family="text">
      <style:text-properties officeooo:rsid="376c64b1"/>
    </style:style>
    <style:style style:name="T65" style:family="text">
      <style:text-properties officeooo:rsid="2bf9e363"/>
    </style:style>
    <style:style style:name="T66" style:family="text">
      <style:text-properties officeooo:rsid="2c227b8a"/>
    </style:style>
    <style:style style:name="T67" style:family="text">
      <style:text-properties officeooo:rsid="2c2499f1"/>
    </style:style>
    <style:style style:name="T68" style:family="text">
      <style:text-properties style:text-position="sub 58%" style:font-name="標楷體1" officeooo:rsid="2c24d524"/>
    </style:style>
    <style:style style:name="T69" style:family="text">
      <style:text-properties style:text-position="super 58%" style:font-name="標楷體1" officeooo:rsid="2c3aedd7" style:font-name-asian="標楷體1"/>
    </style:style>
    <style:style style:name="T70" style:family="text">
      <style:text-properties officeooo:rsid="463826c9"/>
    </style:style>
    <style:style style:name="T71" style:family="text">
      <style:text-properties officeooo:rsid="2f7a955a"/>
    </style:style>
    <style:style style:name="T72" style:family="text">
      <style:text-properties officeooo:rsid="0880e60f"/>
    </style:style>
    <style:style style:name="T73" style:family="text">
      <style:text-properties fo:color="#6666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76703438" text:style-name="L1">
        <text:list-item>
          <text:p text:style-name="P1"><text:bookmark-start text:name="神"/>神<text:bookmark-end text:name="神"/></text:p>
          <text:list>
            <text:list-item>
              <text:p text:style-name="P19">（相關描述 在 <text:span text:style-name="T1">新生之書</text:span>的 <text:span text:style-name="T1">神、預言</text:span> <text:span text:style-name="T30">文件群的</text:span> <text:span text:style-name="T1">神</text:span>）</text:p>
            </text:list-item>
            <text:list-item>
              <text:p text:style-name="P28">神。</text:p>
              <text:list>
                <text:list-item>
                  <text:p text:style-name="P2">神 是 <text:span text:style-name="T31">職位</text:span><text:span text:style-name="T41">、職業、階層、身分、地位、職別、隸屬</text:span><text:span text:style-name="T31">。</text:span></text:p>
                </text:list-item>
                <text:list-item>
                  <text:p text:style-name="P3">神 是<text:span text:style-name="T32"> </text:span><text:span text:style-name="T33">&lt;?</text:span><text:span text:style-name="T38">a&gt;</text:span><text:span text:style-name="T32">神、</text:span><text:span text:style-name="T3">&lt;?</text:span><text:span text:style-name="T22">a&gt;</text:span><text:span text:style-name="T3">個</text:span>體。</text:p>
                  <text:list>
                    <text:list-item>
                      <text:p text:style-name="P29">明顯例子，人類 是 <text:span text:style-name="T3">&lt;?</text:span><text:span text:style-name="T23">2</text:span><text:span text:style-name="T22">&gt;</text:span><text:span text:style-name="T3">個</text:span>體。</text:p>
                      <text:list>
                        <text:list-item>
                          <text:p text:style-name="P147">明顯例子，石器時代的 人類 有機率認定，工業時代的 人類 是 神、<text:span text:style-name="T3">&lt;?2&gt;</text:span>神。</text:p>
                        </text:list-item>
                      </text:list>
                    </text:list-item>
                    <text:list-item>
                      <text:p text:style-name="P30">人類 有機率認定 有超能力並且幫助人類文明的<text:span text:style-name="T3">&lt;?</text:span><text:span text:style-name="T22">a&gt;</text:span>個體，是 <text:span text:style-name="T3">&lt;?</text:span><text:span text:style-name="T22">a&gt;</text:span>神。</text:p>
                    </text:list-item>
                    <text:list-item>
                      <text:p text:style-name="P31"><text:span text:style-name="T46">（李嗣涔 認定的）</text:span>神、佛。</text:p>
                      <text:list>
                        <text:list-item>
                          <text:p text:style-name="P4"><text:span text:style-name="T46">（李嗣涔 認定的）信息場 </text:span><text:span text:style-name="T47">↔</text:span><text:span text:style-name="T46"> 靈魂</text:span>世界<text:span text:style-name="T3">、&lt;?</text:span><text:span text:style-name="T21">1</text:span><text:span text:style-name="T22">&gt;</text:span><text:span text:style-name="T35">個</text:span><text:span text:style-name="T32">體生存和生活的</text:span>外在環境。</text:p>
                        </text:list-item>
                        <text:list-item>
                          <text:p text:style-name="P5"><text:span text:style-name="T8">(李嗣涔 認定的)</text:span>神、佛<text:span text:style-name="T46"> </text:span><text:span text:style-name="T47">↔</text:span><text:span text:style-name="T46"> 靈魂</text:span>層個體<text:span text:style-name="T32">、第</text:span><text:span text:style-name="T37">1</text:span><text:span text:style-name="T32">層級型態個體</text:span><text:span text:style-name="T3">、&lt;?</text:span><text:span text:style-name="T21">1</text:span><text:span text:style-name="T22">&gt;</text:span><text:span text:style-name="T3">個</text:span>體<text:span text:style-name="T33">、&lt;?</text:span><text:span text:style-name="T38">a&gt;</text:span><text:span text:style-name="T33">個</text:span><text:span text:style-name="T32">體</text:span>。</text:p>
                          <text:list>
                            <text:list-item>
                              <text:p text:style-name="P20">（第<text:span text:style-name="T21">1</text:span>層級型態個體 的 相關描述在 <text:span text:style-name="T1">世界學</text:span> 文件群的 <text:span text:style-name="T1">型態層級</text:span>）</text:p>
                            </text:list-item>
                            <text:list-item>
                              <text:p text:style-name="P32">靈魂層個體 是（新生之書 的）意識層個體。</text:p>
                              <text:list>
                                <text:list-item>
                                  <text:p text:style-name="P32">意識層個體 不是 意識層。</text:p>
                                  <text:list>
                                    <text:list-item>
                                      <text:p text:style-name="P33">意識層個體 <text:span text:style-name="T50">↔</text:span><text:span text:style-name="T65"> 靈魂</text:span>。</text:p>
                                    </text:list-item>
                                    <text:list-item>
                                      <text:p text:style-name="P32">意識層 <text:span text:style-name="T50">↔</text:span><text:span text:style-name="T65"> 意識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32">意識層個體 是 意識層個體、靈魂層個體。</text:p>
                                </text:list-item>
                                <text:list-item>
                                  <text:p text:style-name="P21">（靈魂 的 相關描述在 <text:span text:style-name="T1">世界學</text:span> 文件群的 <text:span text:style-name="T1">型態層級</text:span>）</text:p>
                                </text:list-item>
                              </text:list>
                            </text:list-item>
                            <text:list-item>
                              <text:p text:style-name="P21">（神、佛 的 相關描述在 <text:span text:style-name="T1">新生之書</text:span>的 <text:span text:style-name="T1">哲學</text:span> 文件群的 <text:span text:style-name="T2">李嗣涔</text:span>）</text:p>
                            </text:list-item>
                            <text:list-item>
                              <text:p text:style-name="P34">靈魂層個體 是 靈魂世界的 個體。</text:p>
                              <text:list>
                                <text:list-item>
                                  <text:p text:style-name="P34">靈魂世界 是（物質世界、靈魂世界 的）靈魂世界。</text:p>
                                  <text:list>
                                    <text:list-item>
                                      <text:p text:style-name="P35">明顯例子，人類個體 是 物質世界的 個體。</text:p>
                                    </text:list-item>
                                    <text:list-item>
                                      <text:p text:style-name="P36">明顯例子，神類個體、佛類個體 是 靈魂世界的 個體。</text:p>
                                    </text:list-item>
                                  </text:list>
                                </text:list-item>
                                <text:list-item>
                                  <text:p text:style-name="P35">物質世界、靈魂世界 有機率 互相影響。</text:p>
                                  <text:list>
                                    <text:list-item>
                                      <text:p text:style-name="P37">物質世界的個體、靈魂世界的個體 有機率 互相影響。</text:p>
                                    </text:list-item>
                                    <text:list-item>
                                      <text:p text:style-name="P34">肉質層個體、靈魂層個體 有機率 互相影響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有機率（正在、試圖）監視、控制 的 勢力、存在、個體"/>有機率（正在、試圖）監視、控制 的 勢力、存在、個體<text:bookmark-end text:name="有機率（正在、試圖）監視、控制 的 勢力、存在、個體"/></text:p>
          <text:list>
            <text:list-item>
              <text:p text:style-name="P19">（相關描述 在 <text:span text:style-name="T1">新生之書</text:span>的 <text:span text:style-name="T1">_</text:span><text:span text:style-name="T13"> </text:span><text:span text:style-name="T30">文件群的 </text:span><text:span text:style-name="T1">有機率（正在、試圖）監視、控制 的 勢力、存在、個體</text:span>）</text:p>
            </text:list-item>
            <text:list-item>
              <text:p text:style-name="P6">有機率有、有機率發生。</text:p>
              <text:list>
                <text:list-item>
                  <text:p text:style-name="P6">人類文明、人外文明。</text:p>
                  <text:list>
                    <text:list-item>
                      <text:p text:style-name="P7">觀測派 <text:span text:style-name="T32">觀望、觀察 本書</text:span>。</text:p>
                      <text:list>
                        <text:list-item>
                          <text:p text:style-name="P40">發覺存在。</text:p>
                          <text:list>
                            <text:list-item>
                              <text:p text:style-name="P142">觀測 發現 本書。</text:p>
                              <text:list>
                                <text:list-item>
                                  <text:p text:style-name="P143">觀測 發現 本書的 存在、變化。</text:p>
                                </text:list-item>
                                <text:list-item>
                                  <text:p text:style-name="P40">原因很明顯，本書 在 發布之前，就被發覺存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0">情報收集。</text:p>
                          <text:list>
                            <text:list-item>
                              <text:p text:style-name="P141">明顯例子，使用 超能力 偷窺、竊聽 情報收集。</text:p>
                              <text:list>
                                <text:list-item>
                                  <text:p text:style-name="P141">（超視距）遙視、（預知未來型）遙視、透視、<text:span text:style-name="T29">靈魂出竅。</text:span></text:p>
                                </text:list-item>
                              </text:list>
                            </text:list-item>
                            <text:list-item>
                              <text:p text:style-name="P40">明顯例子，<text:span text:style-name="T11">（YouTube 的）揭密"史塔西"：維護一黨專政，發動底層互害！社會主義東德的"紅色蓋世太保"，究竟有多恐怖？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表達派 <text:span text:style-name="T32">對 本書 表達意見、抒發想法</text:span>。</text:p>
                    </text:list-item>
                    <text:list-item>
                      <text:p text:style-name="P17">控制派<text:span text:style-name="T32"> 有機率控制 人類文明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bookmark-start text:name="肉質層個體、意識層個體、精神層個體"/>肉質層個體、靈魂層個體<text:bookmark-end text:name="肉質層個體、意識層個體、精神層個體"/></text:p>
          <text:list>
            <text:list-item>
              <text:p text:style-name="P11">肉質層個體<text:span text:style-name="T32"> 的 明顯例子</text:span>，<text:span text:style-name="T32">物質世界的個體、</text:span><text:span text:style-name="T35">&lt;?</text:span><text:span text:style-name="T45">2</text:span><text:span text:style-name="T44">&gt;個體、</text:span>人類。</text:p>
            </text:list-item>
            <text:list-item>
              <text:p text:style-name="P11">靈魂層個體<text:span text:style-name="T32"> 的 明顯例子</text:span>，<text:span text:style-name="T32">靈魂世界的個體、</text:span><text:span text:style-name="T35">&lt;?</text:span><text:span text:style-name="T45">1&gt;個體、</text:span>靈魂<text:span text:style-name="T32">、</text:span><text:span text:style-name="T40">（李嗣涔 認定的）</text:span><text:span text:style-name="T32">神、佛</text:span>。</text:p>
            </text:list-item>
          </text:list>
        </text:list-item>
        <text:list-item>
          <text:p text:style-name="P12"><text:bookmark-start text:name="大規模監控"/>大規模監控<text:bookmark-end text:name="大規模監控"/></text:p>
          <text:list>
            <text:list-item>
              <text:p text:style-name="P148">監控。</text:p>
              <text:list>
                <text:list-item>
                  <text:p text:style-name="P148">大規模監控。</text:p>
                </text:list-item>
                <text:list-item>
                  <text:p text:style-name="P148">精準監控。</text:p>
                </text:list-item>
              </text:list>
            </text:list-item>
            <text:list-item>
              <text:p text:style-name="P149">大規模監控。</text:p>
              <text:list>
                <text:list-item>
                  <text:p text:style-name="P18"><text:span text:style-name="T53">電器</text:span><text:span text:style-name="T39">型大規模</text:span><text:span text:style-name="T53">監控</text:span>。</text:p>
                </text:list-item>
                <text:list-item>
                  <text:p text:style-name="P152">位<text:span text:style-name="T53">器型大規模監控</text:span>。</text:p>
                </text:list-item>
                <text:list-item>
                  <text:p text:style-name="P18"><text:span text:style-name="T53">超能力</text:span><text:span text:style-name="T39">型大規模</text:span><text:span text:style-name="T53">監控</text:span>。</text:p>
                </text:list-item>
              </text:list>
            </text:list-item>
            <text:list-item>
              <text:p text:style-name="P150">大規模監控。</text:p>
              <text:list>
                <text:list-item>
                  <text:p text:style-name="P151"><text:span text:style-name="T16">第</text:span><text:span text:style-name="T15">a層級型態</text:span><text:span text:style-name="T53">大規模監控</text:span>。</text:p>
                </text:list-item>
              </text:list>
            </text:list-item>
            <text:list-item>
              <text:p text:style-name="P58">電器型大規模監控。</text:p>
              <text:list>
                <text:list-item>
                  <text:p text:style-name="P59">電器型大規模監控 是 使用 電器 進行 大規模監控。</text:p>
                  <text:list>
                    <text:list-item>
                      <text:p text:style-name="P13"><text:span text:style-name="T32">電器型大規模監控 是 </text:span>使用 電器<text:span text:style-name="T32"> 進行（近距離、遠距離、超視距）大規模</text:span>監控。</text:p>
                    </text:list-item>
                    <text:list-item>
                      <text:p text:style-name="P60">電器型大規模監控 是 設計、製造、使用 光 大規模、<text:span text:style-name="T3">精準 </text:span>監控、<text:span text:style-name="T3">側寫（</text:span><text:span text:style-name="T14">profile）</text:span>。</text:p>
                    </text:list-item>
                    <text:list-item>
                      <text:p text:style-name="P61">電器型大規模監控 是 設計、製造、使用 電器 大規模、<text:span text:style-name="T3">精準 </text:span>監控、<text:span text:style-name="T3">側寫(</text:span><text:span text:style-name="T14">profile)</text:span>。</text:p>
                    </text:list-item>
                  </text:list>
                </text:list-item>
                <text:list-item>
                  <text:p text:style-name="P62">明顯例子，電腦、手機、簡訊、網路、攝影機、社交軟體、<text:span text:style-name="T4">GPS、汽車</text:span>、電錶、插座<text:span text:style-name="T3">、</text:span><text:span text:style-name="T54">無線電</text:span>。</text:p>
                  <text:list>
                    <text:list-item>
                      <text:p text:style-name="P58">明顯例子，某一特定監控個體 使用 伺服器後門、基地台後門、雲端後門 大規模監控。</text:p>
                      <text:list>
                        <text:list-item>
                          <text:p text:style-name="P63">該監控個體 使用 伺服器後門、基地台後門、雲端後門 大規模監控 領導層、國民群。</text:p>
                          <text:list>
                            <text:list-item>
                              <text:p text:style-name="P64">明顯例子，（史諾登 認定的）稜鏡計畫。</text:p>
                            </text:list-item>
                          </text:list>
                        </text:list-item>
                        <text:list-item>
                          <text:p text:style-name="P64"><text:span text:style-name="T3">該監控個體 有機率大規模側寫（</text:span><text:span text:style-name="T14">profile）</text:span>。</text:p>
                          <text:list>
                            <text:list-item>
                              <text:p text:style-name="P64">明顯例子，劍橋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5">明顯例子，某一特定監控個體 使用 木馬、後門 精準監控。</text:p>
                      <text:list>
                        <text:list-item>
                          <text:p text:style-name="P65">該監控個體 使用 木馬、後門 精準監控 領導層、國民群。</text:p>
                        </text:list-item>
                        <text:list-item>
                          <text:p text:style-name="P63">假定，該監控個體 發現，需要重點注意的 個體。</text:p>
                          <text:list>
                            <text:list-item>
                              <text:p text:style-name="P63">該監控個體 有機率，在 該個體的 電腦、手機 植入 木馬、後門、遠端操控權限。</text:p>
                            </text:list-item>
                            <text:list-item>
                              <text:p text:style-name="P63">該監控個體 有機率 監控、操控 該個體的 電腦、手機、簡訊、網路、攝影機。</text:p>
                            </text:list-item>
                            <text:list-item>
                              <text:p text:style-name="P66">該監控個體<text:span text:style-name="T4"> </text:span><text:span text:style-name="T5">24</text:span><text:span text:style-name="T52">小時、</text:span>全時段、全方位 觀察、偷窺、竊聽 該個體的電器、該個體。</text:p>
                            </text:list-item>
                            <text:list-item>
                              <text:p text:style-name="P66"><text:span text:style-name="T3">該監控個體 有機率針對 該個體，建立 更精準的、更隱私的 側寫（</text:span><text:span text:style-name="T14">profile）</text:span>。</text:p>
                            </text:list-item>
                            <text:list-item>
                              <text:p text:style-name="P66">假定，該監控個體 認定，該個體 有機率對 群體、文明 有危害、有威脅。</text:p>
                              <text:list>
                                <text:list-item>
                                  <text:p text:style-name="P66">該監控個體 有機率使用 遠端操控，威脅、攻擊、傷害、改變 電器、該個體。</text:p>
                                </text:list-item>
                              </text:list>
                            </text:list-item>
                            <text:list-item>
                              <text:p text:style-name="P67">明顯例子，（史諾登 認定的）上游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7">明顯例子，某一特定監控個體 有機率認定，地球 是 練習場、實驗室、工作範圍。</text:p>
                      <text:list>
                        <text:list-item>
                          <text:p text:style-name="P67">假定，某一特定個體 感測到，自己、電器 被 偷窺、竊聽、控制。</text:p>
                          <text:list>
                            <text:list-item>
                              <text:p text:style-name="P67">該個體 有機率認定，是 錯覺。</text:p>
                            </text:list-item>
                            <text:list-item>
                              <text:p text:style-name="P68">該監控個體 有機率認定，就算 失敗 也沒關係。</text:p>
                            </text:list-item>
                          </text:list>
                        </text:list-item>
                        <text:list-item>
                          <text:p text:style-name="P69">假定，某一特定個體 認定，自己、電器 被 偷窺、竊聽、控制。</text:p>
                          <text:list>
                            <text:list-item>
                              <text:p text:style-name="P70">其他個體 有機率認定，該個體 是 被害妄想症、精神病患者。</text:p>
                            </text:list-item>
                            <text:list-item>
                              <text:p text:style-name="P69">該監控個體 有機率認定，就算 被（該個體）發現 也沒關係。</text:p>
                            </text:list-item>
                            <text:list-item>
                              <text:p text:style-name="P71">該個體 有機率 更新、掃毒、掃漏洞、裝補丁、聘請資安團隊、完全遠離電器。</text:p>
                            </text:list-item>
                            <text:list-item>
                              <text:p text:style-name="P71">該個體 有機率 檢查、擋住 攝影機、麥克風、電磁波、插座、電線、封包、沙發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2"><text:span text:style-name="T57">位</text:span>器型大規模監控。</text:p>
              <text:list>
                <text:list-item>
                  <text:p text:style-name="P73">位器型大規模監控 是 使用 位器 進行 大規模監控。</text:p>
                  <text:list>
                    <text:list-item>
                      <text:p text:style-name="P74">位器型大規模監控 是 使用 位器 進行（近距離、遠距離、超視距）大規模監控。</text:p>
                    </text:list-item>
                    <text:list-item>
                      <text:p text:style-name="P60">位器型大規模監控 是 設計、製造、使用 <text:span text:style-name="T58">力</text:span> 大規模、<text:span text:style-name="T3">精準 </text:span>監控、<text:span text:style-name="T3">側寫（</text:span><text:span text:style-name="T14">profile）</text:span>。</text:p>
                    </text:list-item>
                    <text:list-item>
                      <text:p text:style-name="P74">位器型大規模監控 是 設計、製造、使用 位器 大規模、<text:span text:style-name="T3">精準 </text:span>監控、<text:span text:style-name="T3">側寫(</text:span><text:span text:style-name="T14">profile)</text:span>。</text:p>
                    </text:list-item>
                  </text:list>
                </text:list-item>
                <text:list-item>
                  <text:p text:style-name="P72"><text:span text:style-name="T57">位</text:span>器型大規模監控 <text:span text:style-name="T48">↔</text:span><text:span text:style-name="T57"> </text:span>電器型大規模監控。</text:p>
                  <text:list>
                    <text:list-item>
                      <text:p text:style-name="P72">位動波 <text:span text:style-name="T48">↔</text:span><text:span text:style-name="T57"> </text:span>電磁波。</text:p>
                      <text:list>
                        <text:list-item>
                          <text:p text:style-name="P75">位訊號 <text:span text:style-name="T48">↔</text:span><text:span text:style-name="T57"> </text:span>電訊號。</text:p>
                        </text:list-item>
                      </text:list>
                    </text:list-item>
                    <text:list-item>
                      <text:p text:style-name="P153">力<text:span text:style-name="T53"> </text:span><text:span text:style-name="T48">↔</text:span><text:span text:style-name="T57"> </text:span>光。</text:p>
                    </text:list-item>
                    <text:list-item>
                      <text:p text:style-name="P76"><text:span text:style-name="T57">聲音、重力波 </text:span><text:span text:style-name="T48">↔</text:span><text:span text:style-name="T57"> 光波</text:span>。</text:p>
                    </text:list-item>
                  </text:list>
                </text:list-item>
              </text:list>
            </text:list-item>
            <text:list-item>
              <text:p text:style-name="P77">超能力型大規模監控。</text:p>
              <text:list>
                <text:list-item>
                  <text:p text:style-name="P77">超能力型大規模監控 是 使用 超能力 進行 大規模監控。</text:p>
                  <text:list>
                    <text:list-item>
                      <text:p text:style-name="P13"><text:span text:style-name="T32">超能力型大規模監控 是 </text:span>使用 超能力<text:span text:style-name="T32"> 進行（近距離、遠距離、超視距）大規模</text:span>監控。</text:p>
                    </text:list-item>
                    <text:list-item>
                      <text:p text:style-name="P77">超能力型大規模監控 是 設計、製造、使用 超能力 大規模、<text:span text:style-name="T3">精準 </text:span>監控、<text:span text:style-name="T3">側寫、操作</text:span>。</text:p>
                    </text:list-item>
                    <text:list-item>
                      <text:p text:style-name="P78">超能力型大規模監控 是 設計、製造、使用 超能力工具 大規模、<text:span text:style-name="T3">精準 </text:span>監控、<text:span text:style-name="T3">側寫</text:span>。</text:p>
                    </text:list-item>
                  </text:list>
                </text:list-item>
                <text:list-item>
                  <text:p text:style-name="P58">明顯例子，超感知、超行為。</text:p>
                  <text:list>
                    <text:list-item>
                      <text:p text:style-name="P22">（超感知、超行為 的 相關描述在 <text:span text:style-name="T1">新生之書</text:span>的 <text:span text:style-name="T1">_</text:span> 文件群的 <text:span text:style-name="T1">超能力</text:span>）</text:p>
                    </text:list-item>
                    <text:list-item>
                      <text:p text:style-name="P79">明顯例子，某一特定個體 使用 靈魂層工具、超能力工具 大規模監控。</text:p>
                      <text:list>
                        <text:list-item>
                          <text:p text:style-name="P80">該個體 使用 靈魂層工具、超能力工具，大規模監控 領導層、國民群。</text:p>
                        </text:list-item>
                        <text:list-item>
                          <text:p text:style-name="P80"><text:span text:style-name="T3">該個體 有機率大規模側寫（</text:span><text:span text:style-name="T14">profile）</text:span>。</text:p>
                        </text:list-item>
                      </text:list>
                    </text:list-item>
                    <text:list-item>
                      <text:p text:style-name="P81">明顯例子，靈魂層個體、超能力個體 使用 心電感應、<text:span text:style-name="T29">竊聽腦中感知</text:span> 精準監控。</text:p>
                      <text:list>
                        <text:list-item>
                          <text:p text:style-name="P81">靈魂層個體、超能力個體 使用 心電感應，精準監控 領導層、國民群。</text:p>
                        </text:list-item>
                        <text:list-item>
                          <text:p text:style-name="P81">假定，靈魂層個體、超能力個體 發現，需要重點注意的 個體。</text:p>
                          <text:list>
                            <text:list-item>
                              <text:p text:style-name="P81">靈魂層個體、超能力個體<text:span text:style-name="T4"> </text:span><text:span text:style-name="T5">24</text:span><text:span text:style-name="T52">小時、</text:span>全時段、全方位 觀察、偷窺、竊聽 該個體。</text:p>
                              <text:list>
                                <text:list-item>
                                  <text:p text:style-name="P81">靈魂層個體、超能力個體<text:span text:style-name="T4"> 有機率使用（近距離、遠距離、超視距）遙視、透視、心靈感應</text:span> 觀察、偷窺、竊聽 該個體（本身）、周遭環境、周遭個體。</text:p>
                                </text:list-item>
                              </text:list>
                            </text:list-item>
                            <text:list-item>
                              <text:p text:style-name="P81">靈魂層個體、超能力個體<text:span text:style-name="T4"> 有機率針對 該個體，建立 </text:span><text:span text:style-name="T3">更精準的 </text:span><text:span text:style-name="T4">側寫(</text:span><text:span text:style-name="T6">profile)</text:span>。</text:p>
                            </text:list-item>
                          </text:list>
                        </text:list-item>
                        <text:list-item>
                          <text:p text:style-name="P81">假定，靈魂層、超能力 個體 認定，該個體 有機率對 群體、文明 有危害、有威脅。</text:p>
                          <text:list>
                            <text:list-item>
                              <text:p text:style-name="P81">靈魂層個體、超能力個體 有機率使用 超行為，威脅、攻擊、傷害、改變 該個體。</text:p>
                              <text:list>
                                <text:list-item>
                                  <text:p text:style-name="P81">靈魂層個體、超能力個體 有機率使用，靈魂<text:span text:style-name="T29">控制 </text:span>威脅、攻擊、傷害 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1">明顯例子，靈魂層個體、超能力個體 有機率認定，地球 是 練習場、實驗室、工作範圍。</text:p>
                      <text:list>
                        <text:list-item>
                          <text:p text:style-name="P82">假定，某一特定個體 感測到，自己（的 身體、意識）被 偷窺、竊聽、控制。</text:p>
                          <text:list>
                            <text:list-item>
                              <text:p text:style-name="P83">該個體 有機率認定，是 錯覺。</text:p>
                            </text:list-item>
                            <text:list-item>
                              <text:p text:style-name="P81">靈魂層個體、超能力個體 有機率認定，就算 失敗 也沒關係。</text:p>
                            </text:list-item>
                          </text:list>
                        </text:list-item>
                        <text:list-item>
                          <text:p text:style-name="P84">假定，某一特定個體 認定，自己（的 身體、意識）被 偷窺、竊聽、控制。</text:p>
                          <text:list>
                            <text:list-item>
                              <text:p text:style-name="P70">其他個體 有機率認定，該個體 是 被害妄想症、精神病患者。</text:p>
                            </text:list-item>
                            <text:list-item>
                              <text:p text:style-name="P81">靈魂層個體、超能力個體 有機率認定，就算 被（該個體）發現 也沒關係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5">被超能力監控的個體 有機率 感測不到、認知不到、沒有意識到，自己 被 超能力 監控。</text:p>
                  <text:list>
                    <text:list-item>
                      <text:p text:style-name="P86">明顯例子，假定，帶有探照燈的攝影機 發射出 可見光。</text:p>
                      <text:list>
                        <text:list-item>
                          <text:p text:style-name="P87">假定，人 被 可見光 照射。</text:p>
                        </text:list-item>
                        <text:list-item>
                          <text:p text:style-name="P86">人 有機率感測得到 可見光。</text:p>
                        </text:list-item>
                        <text:list-item>
                          <text:p text:style-name="P88">攝影機 有機率 感測到、感受到，人 反射的 可見光。</text:p>
                          <text:list>
                            <text:list-item>
                              <text:p text:style-name="P88">外在環境 有機率發射（外在環境 的）可見光。</text:p>
                            </text:list-item>
                            <text:list-item>
                              <text:p text:style-name="P88">外在環境 有機率 折射、反射、散射，帶有探照燈的攝影機 發射的 可見光。</text:p>
                            </text:list-item>
                            <text:list-item>
                              <text:p text:style-name="P88">外在環境 有機率 折射、反射、散射，人 反射 的 可見光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9">明顯例子，假定，帶有探照燈的攝影機 發射出 無線電。</text:p>
                      <text:list>
                        <text:list-item>
                          <text:p text:style-name="P90">假定，人 被 無線電 照射。</text:p>
                        </text:list-item>
                        <text:list-item>
                          <text:p text:style-name="P90">人 有機率感測不到 無線電。</text:p>
                        </text:list-item>
                        <text:list-item>
                          <text:p text:style-name="P91">攝影機 有機率 感測到、感受到，人 反射的 無線電。</text:p>
                          <text:list>
                            <text:list-item>
                              <text:p text:style-name="P91">外在環境 有機率發射（外在環境 的）無線電。</text:p>
                            </text:list-item>
                            <text:list-item>
                              <text:p text:style-name="P92">外在環境 有機率 折射、反射、散射，帶有探照燈的攝影機 發射的 無線電。</text:p>
                            </text:list-item>
                            <text:list-item>
                              <text:p text:style-name="P93">外在環境 有機率 折射、反射、散射，人 反射 的 無線電。</text:p>
                            </text:list-item>
                          </text:list>
                        </text:list-item>
                        <text:list-item>
                          <text:p text:style-name="P89">帶有探照燈的攝影機 <text:span text:style-name="T49">↔</text:span><text:span text:style-name="T59"> 超能力者</text:span>。</text:p>
                          <text:list>
                            <text:list-item>
                              <text:p text:style-name="P94">發射、感測（無線電 的）能力<text:span text:style-name="T59"> </text:span><text:span text:style-name="T49">↔</text:span><text:span text:style-name="T59"> 超能力</text:span>。</text:p>
                            </text:list-item>
                            <text:list-item>
                              <text:p text:style-name="P95">無線電 <text:span text:style-name="T49">↔</text:span><text:span text:style-name="T59">（超能力 的）能量</text:span>。<text:span text:style-name="T60">{、儲量、宗量</text:span><text:span text:style-name="T61">、個體}</text:span></text:p>
                            </text:list-item>
                            <text:list-item>
                              <text:p text:style-name="P96">人 <text:span text:style-name="T49">↔</text:span><text:span text:style-name="T59"> </text:span>被超能力監控的個體。</text:p>
                            </text:list-item>
                            <text:list-item>
                              <text:p text:style-name="P97">人 被 無線電 照射<text:span text:style-name="T59"> </text:span><text:span text:style-name="T49">↔</text:span><text:span text:style-name="T59"> 心電感應、催眠、靈魂控制、意識控制、寫入腦中感知</text:span>。</text:p>
                            </text:list-item>
                            <text:list-item>
                              <text:p text:style-name="P97">人 反射的 無線電 <text:span text:style-name="T49">↔</text:span><text:span text:style-name="T59"> 心電感應、竊聽腦中感知、竊聽腦中意識、竊聽腦中思想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5">超能力型大規模監控 <text:span text:style-name="T48">↔</text:span><text:span text:style-name="T57"> </text:span>電器型大規模監控。</text:p>
                  <text:list>
                    <text:list-item>
                      <text:p text:style-name="P85">（靈魂）（？？？）波 <text:span text:style-name="T48">↔</text:span><text:span text:style-name="T57"> </text:span>電磁波。</text:p>
                      <text:list>
                        <text:list-item>
                          <text:p text:style-name="P85">靈魂訊號 <text:span text:style-name="T48">↔</text:span><text:span text:style-name="T57"> </text:span>電訊號。</text:p>
                        </text:list-item>
                      </text:list>
                    </text:list-item>
                    <text:list-item>
                      <text:p text:style-name="P154"><text:span text:style-name="T59">（超能力 的）能量 </text:span><text:span text:style-name="T48">↔</text:span><text:span text:style-name="T57"> </text:span>光。</text:p>
                      <text:list>
                        <text:list-item>
                          <text:p text:style-name="P98"><text:span text:style-name="T59">（超能力 的）波 </text:span><text:span text:style-name="T48">↔</text:span><text:span text:style-name="T57"> 光波</text:span>。<text:span text:style-name="T60">{</text:span><text:span text:style-name="T61">、能量波}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9"><text:span text:style-name="T3">第</text:span><text:span text:style-name="T15">a層級型態</text:span>大規模監控<text:span text:style-name="T55">。</text:span></text:p>
              <text:list>
                <text:list-item>
                  <text:p text:style-name="P81">明顯例子，<text:span text:style-name="T56">肉質層型</text:span>大規模監控、靈魂<text:span text:style-name="T56">層型</text:span>大規模監控、精神<text:span text:style-name="T56">層型</text:span>大規模監控。</text:p>
                </text:list-item>
              </text:list>
            </text:list-item>
          </text:list>
        </text:list-item>
        <text:list-item>
          <text:p text:style-name="P99"><text:bookmark-start text:name="&lt;_3_&gt;個體"/><text:span text:style-name="T3">&lt;_?</text:span><text:span text:style-name="T17">3_&gt;</text:span><text:span text:style-name="T62">個體</text:span><text:bookmark-end text:name="&lt;_3_&gt;個體"/></text:p>
          <text:list>
            <text:list-item>
              <text:p text:style-name="P14"><text:span text:style-name="T34">個體、群體（自己）</text:span><text:span text:style-name="T18">獨立思考、意識判斷、自由選擇</text:span><text:span text:style-name="T34"> 要、不要，</text:span><text:span text:style-name="T32">以 </text:span><text:span text:style-name="T35">&lt;_?3_&gt;個</text:span><text:span text:style-name="T32">體 為 中心思想</text:span><text:span text:style-name="T3">。</text:span></text:p>
              <text:list>
                <text:list-item>
                  <text:p text:style-name="P100"><text:span text:style-name="T18">個體、群體（自己）獨立思考、意識判斷、自由選擇 要、不要，</text:span>以 大自然 為 中心思想<text:span text:style-name="T3">。</text:span></text:p>
                  <text:list>
                    <text:list-item>
                      <text:p text:style-name="P101"><text:span text:style-name="T18">獨立思考、意識判斷、自由選擇</text:span><text:span text:style-name="T59"> </text:span>是 <text:span text:style-name="T18">個體、群體 獨立思考、意識判斷、自由選擇</text:span><text:span text:style-name="T3">。</text:span></text:p>
                    </text:list-item>
                    <text:list-item>
                      <text:p text:style-name="P15"><text:span text:style-name="T18">個體、群體</text:span><text:span text:style-name="T34">（自己）</text:span><text:span text:style-name="T36">獨立</text:span><text:span text:style-name="T19">思考、</text:span><text:span text:style-name="T36">群體</text:span><text:span text:style-name="T19">討論、</text:span><text:span text:style-name="T36">意識</text:span><text:span text:style-name="T19">判斷、</text:span><text:span text:style-name="T36">觀點</text:span><text:span text:style-name="T19">認定、</text:span><text:span text:style-name="T36">自由</text:span><text:span text:style-name="T19">選擇、</text:span><text:span text:style-name="T36">實際</text:span><text:span text:style-name="T19">執行</text:span><text:span text:style-name="T3">。</text:span></text:p>
                    </text:list-item>
                    <text:list-item>
                      <text:p text:style-name="P102"><text:span text:style-name="T3">個體、群體（自己）質疑、</text:span><text:span text:style-name="T20">驗證</text:span><text:span text:style-name="T3">、</text:span><text:span text:style-name="T20">好奇、遞迴、拓展、跨領域移植</text:span><text:span text:style-name="T3">。</text:span></text:p>
                    </text:list-item>
                  </text:list>
                </text:list-item>
              </text:list>
            </text:list-item>
            <text:list-item>
              <text:p text:style-name="P102"><text:span text:style-name="T3">假定，</text:span><text:span text:style-name="T18">個體</text:span>、群體<text:span text:style-name="T18"> </text:span>以<text:span text:style-name="T4"> &lt;_?</text:span><text:span text:style-name="T7">3_&gt;</text:span><text:span text:style-name="T63">個體 為 中心思想</text:span>。</text:p>
              <text:list>
                <text:list-item>
                  <text:p text:style-name="P103">個體、群體 的 本能、傳承、存在、變化、生存、生活 不是，<text:span text:style-name="T4">為了 自己</text:span>。</text:p>
                </text:list-item>
                <text:list-item>
                  <text:p text:style-name="P104">個體、群體 的 本能、傳承、存在、變化、生存、生活 是，<text:span text:style-name="T4">為了 &lt;_?</text:span><text:span text:style-name="T7">3_&gt;</text:span><text:span text:style-name="T63">個體</text:span>。</text:p>
                  <text:list>
                    <text:list-item>
                      <text:p text:style-name="P105">個體、群體 的 本能、傳承、存在、變化、生存、生活 是<text:span text:style-name="T4">為了 提升、昇華 &lt;_?</text:span><text:span text:style-name="T7">3_&gt;</text:span><text:span text:style-name="T63">個體</text:span>。</text:p>
                    </text:list-item>
                  </text:list>
                </text:list-item>
              </text:list>
            </text:list-item>
            <text:list-item>
              <text:p text:style-name="P106">假定，個體、物種、文明 以 <text:span text:style-name="T4">&lt;_?3_&gt;個</text:span>體 為 中心思想。</text:p>
              <text:list>
                <text:list-item>
                  <text:p text:style-name="P107">個體的存在、物種的延續、文明的傳承 不是，為了 自己。</text:p>
                </text:list-item>
                <text:list-item>
                  <text:p text:style-name="P108">個體的存在、物種的延續、文明的傳承 是，<text:span text:style-name="T4">為了 &lt;_?</text:span><text:span text:style-name="T7">3_&gt;</text:span><text:span text:style-name="T63">個體</text:span>。</text:p>
                  <text:list>
                    <text:list-item>
                      <text:p text:style-name="P109">個體的存在、物種的延續、<text:span text:style-name="T18">文明</text:span>的傳承 是<text:span text:style-name="T4">為了 提升、昇華 &lt;_?</text:span><text:span text:style-name="T7">3_&gt;</text:span><text:span text:style-name="T63">個體</text:span>。</text:p>
                    </text:list-item>
                    <text:list-item>
                      <text:p text:style-name="P110"><text:span text:style-name="T18">個體 的 明顯例子，聲音、人類、樹木、土壤、地球、月亮、太陽、太陽系、電腦、數學</text:span>。</text:p>
                    </text:list-item>
                    <text:list-item>
                      <text:p text:style-name="P111"><text:span text:style-name="T18">個體 的 明顯例子，能量、動物、植物、靜物、行星、衛星、恆星、恆星系、科技、學門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<text:bookmark-start text:name="學門"/>學門<text:bookmark-end text:name="學門"/></text:p>
          <text:list>
            <text:list-item>
              <text:p text:style-name="P111">個體學。</text:p>
              <text:list>
                <text:list-item>
                  <text:p text:style-name="P111">世界學。</text:p>
                  <text:list>
                    <text:list-item>
                      <text:p text:style-name="P23">（世界學 的 相關描述在 <text:span text:style-name="T1">世界學</text:span> 文件群的 <text:span text:style-name="T1">世界學</text:span>）</text:p>
                    </text:list-item>
                    <text:list-item>
                      <text:p text:style-name="P111">物質世界學。</text:p>
                      <text:list>
                        <text:list-item>
                          <text:p text:style-name="P24">（物質世界學 的 相關描述在 <text:span text:style-name="T1">物質世界學</text:span> 文件群）</text:p>
                        </text:list-item>
                      </text:list>
                    </text:list-item>
                    <text:list-item>
                      <text:p text:style-name="P111">靈魂世界學。</text:p>
                      <text:list>
                        <text:list-item>
                          <text:p text:style-name="P24">（世界學 的 相關描述在 <text:span text:style-name="T1">靈魂世界學</text:span> 文件群）</text:p>
                        </text:list-item>
                      </text:list>
                    </text:list-item>
                  </text:list>
                </text:list-item>
                <text:list-item>
                  <text:p text:style-name="P111">文明學。</text:p>
                  <text:list>
                    <text:list-item>
                      <text:p text:style-name="P112"><text:span text:style-name="T64">記錄、好奇、探索</text:span> 文明（本身）。</text:p>
                    </text:list-item>
                    <text:list-item>
                      <text:p text:style-name="P112"><text:span text:style-name="T64">記錄、好奇、探索</text:span> 文明的 本能、傳承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5"><text:bookmark-start text:name="投影世界觀"/>投影世界觀<text:bookmark-end text:name="投影世界觀"/></text:p>
          <text:list>
            <text:list-item>
              <text:p text:style-name="P113">明顯例子，假定，手電筒 照射 球。</text:p>
              <text:list>
                <text:list-item>
                  <text:p text:style-name="P114">假定，第一個個體 觀測 球。</text:p>
                  <text:list>
                    <text:list-item>
                      <text:p text:style-name="P113">第一個個體 站在 第一個位置，觀測、描述、記憶、記載 球的 特徵、影子、影子的特徵。</text:p>
                    </text:list-item>
                    <text:list-item>
                      <text:p text:style-name="P113">第一個個體 觀測、描述、記憶、紀載 的 球 <text:span text:style-name="T51">↔</text:span><text:span text:style-name="T66">（第一個個體 對 球的）投影世界觀</text:span>。</text:p>
                    </text:list-item>
                  </text:list>
                </text:list-item>
                <text:list-item>
                  <text:p text:style-name="P113">假定，<text:span text:style-name="T9">a個手電筒 照射 球，形成 b個</text:span><text:span text:style-name="T67">影子。</text:span></text:p>
                  <text:list>
                    <text:list-item>
                      <text:p text:style-name="P113"><text:span text:style-name="T9">a、b 是 某一特定數值</text:span>。</text:p>
                    </text:list-item>
                  </text:list>
                </text:list-item>
                <text:list-item>
                  <text:p text:style-name="P115">假定，第一個個體 對 球的存在，擁有 <text:span text:style-name="T24">a</text:span><text:span text:style-name="T68">1</text:span><text:span text:style-name="T9">個投影世界觀</text:span>。</text:p>
                  <text:list>
                    <text:list-item>
                      <text:p text:style-name="P115"><text:span text:style-name="T24">a</text:span><text:span text:style-name="T68">1</text:span><text:span text:style-name="T9"> 是 某一特定數值</text:span>。</text:p>
                    </text:list-item>
                    <text:list-item>
                      <text:p text:style-name="P116"><text:span text:style-name="T24">a</text:span><text:span text:style-name="T68">1</text:span><text:span text:style-name="T9">個投影世界觀（之間）有機率 部分衝突、邏輯不自洽</text:span>。</text:p>
                    </text:list-item>
                    <text:list-item>
                      <text:p text:style-name="P117"><text:span text:style-name="T24">a</text:span><text:span text:style-name="T68">1</text:span><text:span text:style-name="T9">個投影世界觀 對 球的 存在、現象、本質，進行 認定、描述、賦予意義</text:span>。</text:p>
                    </text:list-item>
                  </text:list>
                </text:list-item>
                <text:list-item>
                  <text:p text:style-name="P115">假定，第一個個體 對 球的影子，擁有 <text:span text:style-name="T25">b</text:span><text:span text:style-name="T68">1</text:span><text:span text:style-name="T9">個投影世界觀</text:span>。</text:p>
                  <text:list>
                    <text:list-item>
                      <text:p text:style-name="P118"><text:span text:style-name="T26">b</text:span><text:span text:style-name="T68">1</text:span><text:span text:style-name="T9"> 是 某一特定數值</text:span>。</text:p>
                    </text:list-item>
                    <text:list-item>
                      <text:p text:style-name="P116"><text:span text:style-name="T27">b</text:span><text:span text:style-name="T68">1</text:span><text:span text:style-name="T9">個投影世界觀（之間）有機率 部分衝突、邏輯不自洽</text:span>。</text:p>
                    </text:list-item>
                    <text:list-item>
                      <text:p text:style-name="P119"><text:span text:style-name="T28">b</text:span><text:span text:style-name="T68">1</text:span><text:span text:style-name="T9">個投影世界觀 對 球的 影子、影子的現象、影子的本質，進行 認定、描述、賦予意義</text:span>。</text:p>
                    </text:list-item>
                  </text:list>
                </text:list-item>
                <text:list-item>
                  <text:p text:style-name="P120">球（本身）<text:span text:style-name="T51">↔</text:span><text:span text:style-name="T66"> 真實世界</text:span>。</text:p>
                  <text:list>
                    <text:list-item>
                      <text:p text:style-name="P121">球（本身）<text:span text:style-name="T51">↔</text:span><text:span text:style-name="T66"> 真實世界。</text:span></text:p>
                      <text:list>
                        <text:list-item>
                          <text:p text:style-name="P121">球、光、手電筒（本身）<text:span text:style-name="T51">↔</text:span><text:span text:style-name="T66"> 真實世界</text:span>。</text:p>
                        </text:list-item>
                        <text:list-item>
                          <text:p text:style-name="P121">（手電筒 發射的）光<text:span text:style-name="T66"> </text:span><text:span text:style-name="T51">↔</text:span><text:span text:style-name="T66">（讓 第一個個體 能夠觀測到 真實世界的）某一特定存在</text:span>。</text:p>
                          <text:list>
                            <text:list-item>
                              <text:p text:style-name="P120"><text:span text:style-name="T66">第一個個體 對 </text:span>球（本身）<text:span text:style-name="T66">的 認定 </text:span><text:span text:style-name="T51">↔</text:span><text:span text:style-name="T66"> 真實世界觀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2">球的 表面、影子<text:span text:style-name="T66"> </text:span><text:span text:style-name="T51">↔</text:span><text:span text:style-name="T66"> 投影世界</text:span>。</text:p>
                      <text:list>
                        <text:list-item>
                          <text:p text:style-name="P123">表面 的 明顯例子，顏色、大小、形狀、紋路、光澤、<text:span text:style-name="T10">(</text:span><text:span text:style-name="T4">本質</text:span><text:span text:style-name="T10">)</text:span><text:span text:style-name="T69">n</text:span><text:span text:style-name="T4">、現象</text:span><text:span text:style-name="T69">n</text:span>、存在、變化。</text:p>
                        </text:list-item>
                        <text:list-item>
                          <text:p text:style-name="P124">（手電筒 發射的）光<text:span text:style-name="T66"> </text:span><text:span text:style-name="T51">↔</text:span><text:span text:style-name="T66">（讓 第一個個體 能夠觀測到 投影世界的）某一特定存在</text:span>。</text:p>
                          <text:list>
                            <text:list-item>
                              <text:p text:style-name="P125"><text:span text:style-name="T66">第一個個體 對 </text:span>球的 表面、影子 <text:span text:style-name="T66">的 認定 </text:span><text:span text:style-name="T51">↔</text:span><text:span text:style-name="T66"> 投影世界觀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5"><text:bookmark-start text:name="天、地、人"/>天、地、人<text:bookmark-end text:name="天、地、人"/></text:p>
          <text:list>
            <text:list-item>
              <text:p text:style-name="P126">天、地、人 的 起源、來源 是 農業、農業革命。</text:p>
            </text:list-item>
            <text:list-item>
              <text:p text:style-name="P127">天、地、人。</text:p>
              <text:list>
                <text:list-item>
                  <text:p text:style-name="P128">地表型，天、地、人。</text:p>
                  <text:list>
                    <text:list-item>
                      <text:p text:style-name="P127">天 是 地表以上的 個體。</text:p>
                    </text:list-item>
                    <text:list-item>
                      <text:p text:style-name="P127">地 是 地表（以下）的 個體。</text:p>
                    </text:list-item>
                    <text:list-item>
                      <text:p text:style-name="P129">人 是（生存、生活 在 地表的）人類個體。</text:p>
                    </text:list-item>
                  </text:list>
                </text:list-item>
                <text:list-item>
                  <text:p text:style-name="P129">地球型，天、地、人。</text:p>
                  <text:list>
                    <text:list-item>
                      <text:p text:style-name="P129">天 是 地球以外的 個體。</text:p>
                    </text:list-item>
                    <text:list-item>
                      <text:p text:style-name="P129">地 是 地球（以內）的 個體。</text:p>
                    </text:list-item>
                    <text:list-item>
                      <text:p text:style-name="P129">人 是（生存、生活 在 地球的）人類個體。</text:p>
                    </text:list-item>
                  </text:list>
                </text:list-item>
              </text:list>
            </text:list-item>
            <text:list-item>
              <text:p text:style-name="P128">地表型，天、地、人。</text:p>
              <text:list>
                <text:list-item>
                  <text:p text:style-name="P130">天 的 明顯例子，溫度、濕度、氣壓、下雨、打雷、雲層、陽光、季風、天氣、季節、氣候。</text:p>
                </text:list-item>
                <text:list-item>
                  <text:p text:style-name="P131">地 的 明顯例子，小麥、土壤、河流、河岸、河堤、礦物、昆蟲、肥料、地形、方向、位置。</text:p>
                </text:list-item>
                <text:list-item>
                  <text:p text:style-name="P132">人 的 明顯例子，農夫、地主、商人、醫生、士兵、工人、官員、老師、學生、法官、律師。</text:p>
                </text:list-item>
              </text:list>
            </text:list-item>
            <text:list-item>
              <text:p text:style-name="P133">地表型，天、地、人。</text:p>
              <text:list>
                <text:list-item>
                  <text:p text:style-name="P134">天 的 明顯例子，旋風、颱風、龍捲風、星體、地球位置、高能粒子、恆星爆炸、星系存在。</text:p>
                </text:list-item>
                <text:list-item>
                  <text:p text:style-name="P135">地 的 明顯例子，牛、雞、地震、火山、平原、高原、山脈、高度、經度、緯度、地球歲差。</text:p>
                </text:list-item>
                <text:list-item>
                  <text:p text:style-name="P132">人 的 明顯例子，祖代、本代、子代、習俗、文化、文明、思想、決策、行動、本能、傳承。</text:p>
                </text:list-item>
              </text:list>
            </text:list-item>
            <text:list-item>
              <text:p text:style-name="P133">地球型，天、地、人。</text:p>
              <text:list>
                <text:list-item>
                  <text:p text:style-name="P131">天籟、地籟、人籟。</text:p>
                  <text:list>
                    <text:list-item>
                      <text:p text:style-name="P136">天籟 的 明顯例子，陽光、重力波 震動 葉子，發出 天籟（聲音）。</text:p>
                    </text:list-item>
                    <text:list-item>
                      <text:p text:style-name="P137">地籟 的 明顯例子，雨水、龍捲風 震動 葉子，發出 地籟（聲音）。</text:p>
                    </text:list-item>
                    <text:list-item>
                      <text:p text:style-name="P137">人籟 的 明顯例子，人力、電風扇 震動 葉子，發出 人籟（聲音）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7"><text:bookmark-start text:name="賦予意義"/>賦予意義<text:bookmark-end text:name="賦予意義"/></text:p>
          <text:list>
            <text:list-item>
              <text:p text:style-name="P25">意義。</text:p>
              <text:list>
                <text:list-item>
                  <text:p text:style-name="P25">常識型意義。</text:p>
                </text:list-item>
                <text:list-item>
                  <text:p text:style-name="P25">共識型意義。</text:p>
                </text:list-item>
                <text:list-item>
                  <text:p text:style-name="P27">群體型意義。</text:p>
                  <text:list>
                    <text:list-item>
                      <text:p text:style-name="P27">數量型意義。</text:p>
                    </text:list-item>
                    <text:list-item>
                      <text:p text:style-name="P27">社會型意義。</text:p>
                    </text:list-item>
                    <text:list-item>
                      <text:p text:style-name="P27"><text:span text:style-name="T72">全體</text:span>型意義。</text:p>
                    </text:list-item>
                  </text:list>
                </text:list-item>
                <text:list-item>
                  <text:p text:style-name="P27">（相關描述在 <text:span text:style-name="T1">德</text:span> 文件群的 <text:span text:style-name="T1">常德、共德、群德</text:span>）</text:p>
                </text:list-item>
              </text:list>
            </text:list-item>
            <text:list-item>
              <text:p text:style-name="P138">明顯例子，文字，某一特定個體 對 圖案 賦予定義、賦予意義。</text:p>
              <text:list>
                <text:list-item>
                  <text:p text:style-name="P156">文字（<text:span text:style-name="T71">本質</text:span>），被（該個體）賦予定義、賦予意義。</text:p>
                </text:list-item>
                <text:list-item>
                  <text:p text:style-name="P156">文字（<text:span text:style-name="T70">現象），</text:span>只是圖案、沒有定義、沒有意義。</text:p>
                </text:list-item>
                <text:list-item>
                  <text:p text:style-name="P156">明顯例子，（日本的）神代文字。</text:p>
                  <text:list>
                    <text:list-item>
                      <text:p text:style-name="P156">某一特定個體 有機率 賦予其他意義、沒有賦予意義 給 神代文字。</text:p>
                      <text:list>
                        <text:list-item>
                          <text:p text:style-name="P157">明顯例子，現代人 沒有賦予意義給 神代文字（的 單字、字詞）。</text:p>
                        </text:list-item>
                        <text:list-item>
                          <text:p text:style-name="P158">明顯例子，對於 現代人 來說，神代文字 是 圖案、被分類在文字的圖案。</text:p>
                          <text:list>
                            <text:list-item>
                              <text:p text:style-name="P159">明顯例子，對於 第一個個體 來說，第二個個體 是 動物、被分類在鳥類的動物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0">明顯例子，（蘇美爾的）楔形文字。</text:p>
                  <text:list>
                    <text:list-item>
                      <text:p text:style-name="P160">某一特定個體 有機率 賦予其他意義、沒有賦予意義 給 楔形文字。</text:p>
                      <text:list>
                        <text:list-item>
                          <text:p text:style-name="P161">明顯例子，蘇美爾人 賦予 第一個意義 給 楔形文字。</text:p>
                        </text:list-item>
                        <text:list-item>
                          <text:p text:style-name="P162">明顯例子，考古學家 賦予 第二個意義 給 楔形文字。</text:p>
                        </text:list-item>
                        <text:list-item>
                          <text:p text:style-name="P156">明顯例子，西琴 賦予 第三個意義 給 楔形文字。</text:p>
                        </text:list-item>
                      </text:list>
                    </text:list-item>
                  </text:list>
                </text:list-item>
                <text:list-item>
                  <text:p text:style-name="P26">（相關描述在 <text:span text:style-name="T1">哲學</text:span> 文件群的 <text:span text:style-name="T1">字詞</text:span>的 <text:span text:style-name="T1">哲學 受限於 句子</text:span>）</text:p>
                </text:list-item>
              </text:list>
            </text:list-item>
            <text:list-item>
              <text:p text:style-name="P138">明顯例子，神像，某一特定個體 對 形狀 賦予定義、賦予意義。</text:p>
              <text:list>
                <text:list-item>
                  <text:p text:style-name="P163"><text:span text:style-name="T53">神像</text:span>（<text:span text:style-name="T71">本質</text:span>），被（該個體）賦予定義、賦予意義。</text:p>
                </text:list-item>
                <text:list-item>
                  <text:p text:style-name="P164"><text:span text:style-name="T53">神像</text:span>（<text:span text:style-name="T70">現象），</text:span>只是形狀、沒有定義、沒有意義。</text:p>
                </text:list-item>
                <text:list-item>
                  <text:p text:style-name="P139">明顯例子，（馬雅的）雨蛇神像。</text:p>
                  <text:list>
                    <text:list-item>
                      <text:p text:style-name="P165">某一特定個體 有機率 賦予其他意義、沒有賦予意義 給 <text:span text:style-name="T53">雨蛇神像</text:span>。</text:p>
                      <text:list>
                        <text:list-item>
                          <text:p text:style-name="P166">明顯例子，馬雅人 賦予 第一個意義 給 <text:span text:style-name="T53">雨蛇神像</text:span>。</text:p>
                        </text:list-item>
                        <text:list-item>
                          <text:p text:style-name="P167">明顯例子，考古學家 賦予 第二個意義 給 <text:span text:style-name="T53">雨蛇神像</text:span>。</text:p>
                        </text:list-item>
                        <text:list-item>
                          <text:p text:style-name="P168">明顯例子，現代人 有機率 沒有賦予意義給 <text:span text:style-name="T53">雨蛇神像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0">明顯例子，祭拜，某一特定個體 對 行為 賦予定義、賦予意義。</text:p>
              <text:list>
                <text:list-item>
                  <text:p text:style-name="P164"><text:span text:style-name="T53">祭拜</text:span>（<text:span text:style-name="T71">本質</text:span>），被（該個體）賦予定義、賦予意義。</text:p>
                </text:list-item>
                <text:list-item>
                  <text:p text:style-name="P164"><text:span text:style-name="T53">祭拜</text:span>（<text:span text:style-name="T70">現象），</text:span>只是行為、沒有定義、沒有意義。</text:p>
                </text:list-item>
                <text:list-item>
                  <text:p text:style-name="P169">明顯例子，（阿茲特克的）活人獻祭。</text:p>
                  <text:list>
                    <text:list-item>
                      <text:p text:style-name="P170">某一特定個體 有機率 賦予其他意義、沒有賦予意義 給 活人獻祭。</text:p>
                      <text:list>
                        <text:list-item>
                          <text:p text:style-name="P171">明顯例子，阿茲特克人 賦予 第一個意義 給 活人獻祭。</text:p>
                        </text:list-item>
                        <text:list-item>
                          <text:p text:style-name="P172">明顯例子，考古學家 賦予 第二個意義 給 活人獻祭。</text:p>
                        </text:list-item>
                        <text:list-item>
                          <text:p text:style-name="P173">明顯例子，現代人 有機率 賦予第三個意義、沒有賦予意義 活人獻祭。</text:p>
                          <text:list>
                            <text:list-item>
                              <text:p text:style-name="P174">明顯例子，假定，某一特定現代人 認定，活人獻祭 是 浪費生命的 行為。</text:p>
                              <text:list>
                                <text:list-item>
                                  <text:p text:style-name="P175">該現代人 有機率認定，活人獻祭的 意義 是 浪費生命。</text:p>
                                </text:list-item>
                              </text:list>
                            </text:list-item>
                            <text:list-item>
                              <text:p text:style-name="P176">明顯例子，假定，某一特定現代人 認定，活人獻祭、下雨 沒有 關聯性。</text:p>
                              <text:list>
                                <text:list-item>
                                  <text:p text:style-name="P175">假定，阿茲特克人 認定，活人獻祭（只）跟 下雨 有 關聯性。</text:p>
                                </text:list-item>
                                <text:list-item>
                                  <text:p text:style-name="P175">該現代人 有機率認定，活人獻祭的 意義 是 儀式感、沒有意義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20T22:54:52.474000000</dc:date>
    <meta:editing-duration>P198DT16H12M42S</meta:editing-duration>
    <meta:editing-cycles>10914</meta:editing-cycles>
    <meta:document-statistic meta:table-count="0" meta:image-count="0" meta:object-count="0" meta:page-count="1" meta:paragraph-count="267" meta:word-count="6050" meta:character-count="7114" meta:non-whitespace-character-count="6463"/>
  </office:meta>
</office:document-meta>
</file>